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1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0.0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2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1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859cm"/>
    </style:style>
    <style:style style:name="P1" style:family="paragraph">
      <style:paragraph-properties fo:text-align="center"/>
      <style:text-properties fo:font-family="'Palatino Linotype'" style:font-style-name="Italic" style:font-family-generic="roman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Palatino Linotype'" style:font-style-name="Italic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6" style:family="paragraph">
      <style:text-properties fo:font-family="'Palatino Linotype'" style:font-style-name="Italic" style:font-family-generic="roman" style:font-pitch="variable" fo:font-size="8pt"/>
    </style:style>
    <style:style style:name="P7" style:family="paragraph">
      <style:text-properties fo:font-family="'Palatino Linotype'" style:font-style-name="Italic" style:font-family-generic="roman" style:font-pitch="variable" fo:font-size="8pt" fo:font-style="italic" style:font-size-asian="12pt" style:font-style-asian="italic" style:font-size-complex="12pt" style:font-style-complex="italic"/>
    </style:style>
    <style:style style:name="P8" style:family="paragraph">
      <style:text-properties fo:font-size="8pt"/>
    </style:style>
    <style:style style:name="P9" style:family="paragraph">
      <style:text-properties fo:font-family="'Times New Roman'" style:font-family-generic="roman" style:font-pitch="variable" fo:font-size="8pt" fo:font-style="italic" style:font-size-asian="12pt" style:font-style-asian="italic" style:font-size-complex="12pt" style:font-style-complex="italic"/>
    </style:style>
    <style:style style:name="P10" style:family="paragraph">
      <style:text-properties fo:font-family="'Palatino Linotype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Palatino Linotype'" style:font-style-name="Italic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2" style:family="text">
      <style:text-properties style:text-position="-33% 58%" fo:font-family="'Palatino Linotype'" style:font-style-name="Italic" style:font-family-generic="roman" style:font-pitch="variable" fo:font-size="9pt" fo:font-style="normal" style:font-size-asian="9pt" style:font-style-asian="normal" style:font-size-complex="9pt" style:font-style-complex="normal"/>
    </style:style>
    <style:style style:name="T3" style:family="text">
      <style:text-properties style:text-position="-33% 58%" fo:font-family="'Palatino Linotype'" style:font-style-name="Italic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5" style:family="text">
      <style:text-properties fo:font-style="italic" style:font-size-asian="12pt" style:font-style-asian="italic" style:font-size-complex="12pt" style:font-style-complex="italic"/>
    </style:style>
    <style:style style:name="T6" style:family="text">
      <style:text-properties style:text-position="-33% 58%" fo:font-style="normal" style:font-size-asian="12pt" style:font-style-asian="normal" style:font-size-complex="12pt" style:font-style-complex="normal"/>
    </style:style>
    <style:style style:name="T7" style:family="text">
      <style:text-properties fo:font-family="'Times New Roman'" style:font-family-generic="roman" style:font-pitch="variable" fo:font-style="italic" style:font-size-asian="12pt" style:font-style-asian="italic" style:font-size-complex="12pt" style:font-style-complex="italic"/>
    </style:style>
    <style:style style:name="T8" style:family="text">
      <style:text-properties style:text-position="-33% 58%" fo:font-family="'Times New Roman'" style:font-family-generic="roman" style:font-pitch="variable" fo:font-style="normal" style:font-size-asian="12pt" style:font-style-asian="normal" style:font-size-complex="12pt" style:font-style-complex="normal"/>
    </style:style>
    <style:style style:name="T9" style:family="text">
      <style:text-properties style:text-position="-33% 58%" fo:font-style="italic" style:font-size-asian="12pt" style:font-style-asian="italic" style:font-size-complex="12pt" style:font-style-complex="italic"/>
    </style:style>
    <style:style style:name="T10" style:family="text">
      <style:text-properties fo:font-family="'Palatino Linotype'" style:font-style-name="Italic" style:font-family-generic="roman" style:font-pitch="variable" fo:font-size="9pt" style:font-size-asian="9pt" style:font-size-complex="9pt"/>
    </style:style>
    <style:style style:name="T11" style:family="text">
      <style:text-properties style:text-position="-33% 58%" fo:font-family="'Palatino Linotype'" style:font-style-name="Italic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5" draw:id="id5" draw:layer="layout" svg:width="0.762cm" svg:height="0.762cm" svg:x="7.515cm" svg:y="1.735cm">
          <text:p text:style-name="P1"><text:span text:style-name="T1">X</text:span><text:span text:style-name="T2">1</text:span></text:p>
        </draw:circle>
        <draw:circle draw:style-name="gr1" draw:text-style-name="P2" xml:id="id1" draw:id="id1" draw:layer="layout" svg:width="0.762cm" svg:height="0.762cm" svg:x="8.893cm" svg:y="1.735cm">
          <text:p text:style-name="P1"><text:span text:style-name="T1">X</text:span><text:span text:style-name="T2">2</text:span></text:p>
        </draw:circle>
        <draw:circle draw:style-name="gr1" draw:text-style-name="P2" xml:id="id3" draw:id="id3" draw:layer="layout" svg:width="0.762cm" svg:height="0.762cm" svg:x="10.271cm" svg:y="1.735cm">
          <text:p text:style-name="P1"><text:span text:style-name="T1">X</text:span><text:span text:style-name="T2">3</text:span></text:p>
        </draw:circle>
        <draw:circle draw:style-name="gr1" draw:text-style-name="P2" xml:id="id4" draw:id="id4" draw:layer="layout" svg:width="0.762cm" svg:height="0.762cm" svg:x="12.627cm" svg:y="1.735cm">
          <text:p text:style-name="P1"><text:span text:style-name="T1">X</text:span><text:span text:style-name="T3">n</text:span></text:p>
        </draw:circle>
        <draw:frame draw:style-name="gr2" draw:layer="layout" svg:width="1.043cm" svg:height="0.963cm" svg:x="11.349cm" svg:y="1.578cm">
          <draw:text-box>
            <text:p>...</text:p>
          </draw:text-box>
        </draw:frame>
        <draw:circle draw:style-name="gr1" draw:text-style-name="P4" xml:id="id2" draw:id="id2" draw:layer="layout" svg:width="0.762cm" svg:height="0.762cm" svg:x="10.271cm" svg:y="4.548cm">
          <text:p text:style-name="P3"><text:span text:style-name="T4">Y</text:span></text:p>
        </draw:circle>
        <draw:connector draw:style-name="gr3" draw:text-style-name="P5" draw:layer="layout" draw:type="line" svg:x1="9.274cm" svg:y1="2.497cm" svg:x2="10.652cm" svg:y2="4.548cm" draw:start-shape="id1" draw:start-glue-point="2" draw:end-shape="id2" draw:end-glue-point="0" svg:d="M9274 2497l1378 2051">
          <text:p/>
        </draw:connector>
        <draw:connector draw:style-name="gr3" draw:text-style-name="P3" draw:layer="layout" draw:type="line" svg:x1="10.652cm" svg:y1="2.497cm" svg:x2="10.652cm" svg:y2="4.548cm" draw:start-shape="id3" draw:start-glue-point="2" draw:end-shape="id2" draw:end-glue-point="0" svg:d="M10652 2497v2051">
          <text:p/>
        </draw:connector>
        <draw:connector draw:style-name="gr3" draw:text-style-name="P3" draw:layer="layout" draw:type="line" svg:x1="13.008cm" svg:y1="2.497cm" svg:x2="10.652cm" svg:y2="4.548cm" draw:start-shape="id4" draw:start-glue-point="2" draw:end-shape="id2" draw:end-glue-point="0" svg:d="M13008 2497l-2356 2051">
          <text:p/>
        </draw:connector>
        <draw:connector draw:style-name="gr3" draw:text-style-name="P5" draw:layer="layout" draw:type="line" svg:x1="7.896cm" svg:y1="2.497cm" svg:x2="10.652cm" svg:y2="4.548cm" draw:start-shape="id5" draw:start-glue-point="2" draw:end-shape="id2" draw:end-glue-point="0" svg:d="M7896 2497l2756 2051">
          <text:p/>
        </draw:connector>
        <draw:frame draw:style-name="gr4" draw:text-style-name="P7" draw:layer="layout" svg:width="0.79cm" svg:height="0.694cm" svg:x="8.677cm" svg:y="3.24cm">
          <draw:text-box>
            <text:p text:style-name="P6"><text:span text:style-name="T5">w</text:span><text:span text:style-name="T6">1</text:span></text:p>
          </draw:text-box>
        </draw:frame>
        <draw:frame draw:style-name="gr5" draw:text-style-name="P9" draw:layer="layout" svg:width="0.778cm" svg:height="0.637cm" svg:x="9.577cm" svg:y="2.84cm">
          <draw:text-box>
            <text:p text:style-name="P8"><text:span text:style-name="T7">w</text:span><text:span text:style-name="T8">2</text:span></text:p>
          </draw:text-box>
        </draw:frame>
        <draw:frame draw:style-name="gr6" draw:text-style-name="P7" draw:layer="layout" svg:width="0.79cm" svg:height="0.694cm" svg:x="10.477cm" svg:y="2.74cm">
          <draw:text-box>
            <text:p text:style-name="P6"><text:span text:style-name="T5">w</text:span><text:span text:style-name="T6">3</text:span></text:p>
          </draw:text-box>
        </draw:frame>
        <draw:frame draw:style-name="gr7" draw:text-style-name="P7" draw:layer="layout" svg:width="0.798cm" svg:height="0.694cm" svg:x="11.477cm" svg:y="3.44cm">
          <draw:text-box>
            <text:p text:style-name="P6"><text:span text:style-name="T5">w</text:span><text:span text:style-name="T9">n</text:span></text:p>
          </draw:text-box>
        </draw:frame>
        <draw:frame draw:style-name="gr8" draw:text-style-name="P10" draw:layer="layout" svg:width="2.587cm" svg:height="0.751cm" svg:x="9.382cm" svg:y="5.207cm">
          <draw:text-box>
            <text:p text:style-name="P10"><text:span text:style-name="T1">Y</text:span><text:span text:style-name="T10">=</text:span><text:span text:style-name="T1">X</text:span><text:span text:style-name="T11">1</text:span><text:span text:style-name="T10">x</text:span><text:span text:style-name="T1">X</text:span><text:span text:style-name="T11">2</text:span><text:span text:style-name="T10">x...x</text:span><text:span text:style-name="T1">X</text:span><text:span text:style-name="T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7-03-10T21:11:35.26</dc:date>
    <dc:creator>Loc Nguyen</dc:creator>
    <meta:editing-duration>PT2H48M51S</meta:editing-duration>
    <meta:editing-cycles>21</meta:editing-cycles>
    <meta:generator>OpenOffice/4.1.2$Win32 OpenOffice.org_project/412m3$Build-9782</meta:generator>
    <meta:document-statistic meta:object-count="15"/>
  </office:meta>
</office:document-meta>
</file>